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25-01-20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3424" calcext:value-type="float">
            <text:p>49.4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24-01-0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3528" calcext:value-type="float">
            <text:p>49.5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23-01-06 2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22-01-06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21-01-07 19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2384" calcext:value-type="float">
            <text:p>48.7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21-01-0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95432" calcext:value-type="float">
            <text:p>48.7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20-01-05 17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4264" calcext:value-type="float">
            <text:p>48.59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19-01-05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2176" calcext:value-type="float">
            <text:p>48.6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18-01-05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0152" calcext:value-type="float">
            <text:p>48.46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17-01-06 18:02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4224" calcext:value-type="float">
            <text:p>48.2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16-01-05 16:04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7064" calcext:value-type="float">
            <text:p>48.1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15-01-06 16:28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1992" calcext:value-type="float">
            <text:p>47.94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14-01-06 18:06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9864" calcext:value-type="float">
            <text:p>47.67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13-01-16 23:00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5168" calcext:value-type="float">
            <text:p>47.4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12-01-18 20:21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9632" calcext:value-type="float">
            <text:p>48.10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11-01-18 22:28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10-01-20 19:39:3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0328" calcext:value-type="float">
            <text:p>46.82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09-01-13 16:56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036" calcext:value-type="float">
            <text:p>48.6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08-01-04 15:41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4192" calcext:value-type="float">
            <text:p>45.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07-01-18 08:06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0272" calcext:value-type="float">
            <text:p>45.61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06-01-08 23:37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05-01-12 21:05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04-01-06 22:38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03-01-11 15:28:4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03-01-10 23:43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02-01-08 17:09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01-01-07 19:49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2000-01-08 15:01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1999-01-07 15:44:1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1998-01-08 15:34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1997-01-08 16:48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199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2288" calcext:value-type="float">
            <text:p>43.4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199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199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199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199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5416" calcext:value-type="float">
            <text:p>44.0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199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8704" calcext:value-type="float">
            <text:p>42.2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198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1988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198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4824" calcext:value-type="float">
            <text:p>41.6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1986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198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198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198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198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1981-08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198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702099525701</text:p>
          </table:table-cell>
          <table:table-cell office:value-type="string" calcext:value-type="string">
            <text:p>1979-08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